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D0000005D8B779A48000E1AC7D.jpg" manifest:media-type="image/jpeg"/>
  <manifest:file-entry manifest:full-path="Pictures/10000000000007D0000005DC96D7AC0EDBD307ED.jpg" manifest:media-type="image/jpeg"/>
  <manifest:file-entry manifest:full-path="Pictures/10000000000007D1000005D95B54757413B737F2.jpg" manifest:media-type="image/jpeg"/>
  <manifest:file-entry manifest:full-path="Pictures/10000000000007D0000005DC1C19A80258DEB7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2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aseALT-title">
      <style:graphic-properties fo:min-height="3.506cm"/>
    </style:style>
    <style:style style:name="pr2" style:family="presentation" style:parent-style-name="baseALT-outline1">
      <style:graphic-properties fo:min-height="12.601cm"/>
    </style:style>
    <style:style style:name="pr3" style:family="presentation" style:parent-style-name="baseALT-notes">
      <style:graphic-properties draw:fill-color="#ffffff" draw:auto-grow-height="true" fo:min-height="13.364cm"/>
    </style:style>
    <style:style style:name="pr4" style:family="presentation" style:parent-style-name="baseALT1-title">
      <style:graphic-properties draw:auto-grow-height="true" fo:min-height="3.506cm"/>
    </style:style>
    <style:style style:name="pr5" style:family="presentation" style:parent-style-name="baseALT1-outline1">
      <style:graphic-properties fo:min-height="12.18cm"/>
    </style:style>
    <style:style style:name="pr6" style:family="presentation" style:parent-style-name="baseALT1-notes">
      <style:graphic-properties draw:fill-color="#ffffff" draw:auto-grow-height="true" fo:min-height="13.364cm"/>
    </style:style>
    <style:style style:name="pr7" style:family="presentation" style:parent-style-name="baseALT2-title">
      <style:graphic-properties draw:auto-grow-height="true" fo:min-height="3.6cm"/>
    </style:style>
    <style:style style:name="pr8" style:family="presentation" style:parent-style-name="baseALT2-outline1">
      <style:graphic-properties fo:min-height="12.18cm"/>
    </style:style>
    <style:style style:name="pr9" style:family="presentation" style:parent-style-name="baseALT2-notes">
      <style:graphic-properties draw:fill-color="#ffffff" draw:auto-grow-height="true" fo:min-height="13.364cm"/>
    </style:style>
    <style:style style:name="pr10" style:family="presentation" style:parent-style-name="baseALT3-title">
      <style:graphic-properties draw:auto-grow-height="true" fo:min-height="3.6cm"/>
    </style:style>
    <style:style style:name="pr11" style:family="presentation" style:parent-style-name="baseALT3-outline1">
      <style:graphic-properties fo:min-height="10.694cm"/>
    </style:style>
    <style:style style:name="pr12" style:family="presentation" style:parent-style-name="baseALT3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eALT" presentation:presentation-page-layout-name="AL1T1">
        <draw:frame presentation:style-name="pr1" draw:layer="layout" svg:width="25.199cm" svg:height="3.506cm" svg:x="1.4cm" svg:y="15.2cm" presentation:class="title">
          <draw:text-box>
            <text:p>Проблемы портирования SBCL на новые аппаратные платформы</text:p>
          </draw:text-box>
        </draw:frame>
        <draw:frame presentation:style-name="pr2" draw:layer="layout" svg:width="16.999cm" svg:height="12.6cm" svg:x="9.6cm" svg:y="1.6cm" presentation:class="outline" presentation:user-transformed="true">
          <draw:text-box>
            <text:p>Игорь Чуд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aseALT1" presentation:presentation-page-layout-name="AL1T1">
        <draw:frame presentation:style-name="pr4" draw:layer="layout" svg:width="19.399cm" svg:height="3.506cm" svg:x="7.2cm" svg:y="1cm" presentation:class="title">
          <draw:text-box>
            <text:p>План</text:p>
          </draw:text-box>
        </draw:frame>
        <draw:frame presentation:style-name="pr5" draw:layer="layout" svg:width="25.199cm" svg:height="10.693cm" svg:x="1.4cm" svg:y="6.4cm" presentation:class="outline">
          <draw:text-box>
            <text:list text:style-name="L2">
              <text:list-item>
                <text:p>Задача портирования;</text:p>
              </text:list-item>
              <text:list-item>
                <text:p>Архитектура проекта SBCL;</text:p>
              </text:list-item>
              <text:list-item>
                <text:p>Этапы бутстрапа;</text:p>
              </text:list-item>
              <text:list-item>
                <text:p>Аппаратно-зависимые элементы;</text:p>
              </text:list-item>
              <text:list-item>
                <text:p>Проблемы при портировании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 text:style-name="P2">Задача портирования</text:p>
          </draw:text-box>
        </draw:frame>
        <draw:frame presentation:style-name="pr8" draw:layer="layout" svg:width="25.199cm" svg:height="10.693cm" svg:x="1.4cm" svg:y="6.4cm" presentation:class="outline">
          <draw:text-box>
            <text:list text:style-name="L2">
              <text:list-item>
                <text:p>Запуск реализации компилятора языка Common LISP — SBCL на архитектуре e2k;</text:p>
              </text:list-item>
              <text:list-item>
                <text:p>Получить понимание нюансов работы машин архитектуры e2k.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 text:style-name="P2">Архитектура проекта SBCL</text:p>
          </draw:text-box>
        </draw:frame>
        <draw:frame presentation:style-name="pr8" draw:layer="layout" svg:width="25.199cm" svg:height="10.693cm" svg:x="1.4cm" svg:y="6.4cm" presentation:class="outline">
          <draw:text-box>
            <text:list text:style-name="L2">
              <text:list-item>
                <text:p>Низкоуровневая часть (написана на C);</text:p>
              </text:list-item>
              <text:list-item>
                <text:p>Переключатель SBCL ABI &lt;-&gt; C ABI (написан на ассемблере целевой платформы);</text:p>
              </text:list-item>
              <text:list-item>
                <text:p>Ядро системы и компилятор (написаны на подмножестве Common LISP);</text:p>
              </text:list-item>
              <text:list-item>
                <text:p>Высокоуровневая часть системы — CLOS и дополнительные модул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Этапы бутстрапа</text:p>
          </draw:text-box>
        </draw:frame>
        <draw:frame presentation:style-name="pr11" draw:layer="layout" svg:width="25.199cm" svg:height="10.693cm" svg:x="1.4cm" svg:y="6.4cm" presentation:class="outline">
          <draw:text-box>
            <text:list text:style-name="L2">
              <text:list-item>
                <text:p><text:span text:style-name="T1">make-config.sh</text:span> - Генерирование файлов конфигурации проекта;</text:p>
              </text:list-item>
              <text:list-item>
                <text:p><text:span text:style-name="T1">make-host-1.sh</text:span> - Сборка и загрузка кросс-компилятора (GENESIS 1) и генерирование sbcl.h, который понадобится для сборки C runtime;</text:p>
              </text:list-item>
              <text:list-item>
                <text:p><text:span text:style-name="T1">make-target-1.sh</text:span> - Сборка низкоуровневой части компилятора — таблицы символов и C runtime для целевого компилятора;</text:p>
              </text:list-item>
              <text:list-item>
                <text:p><text:span text:style-name="T1">make-host-2.sh (aka cold boot)</text:span> - Запуск кросс-компилятора, сборка образа LISP-системы (.core) и целевого компилятора (GENESIS 2);</text:p>
              </text:list-item>
              <text:list-item>
                <text:p><text:span text:style-name="T1">make-target-2.sh (aka warm init)</text:span> — Запуск целевого компилятора, сборка CLOS и зависящих от CLOS элементо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Аппаратно-зависимые элементы</text:p>
          </draw:text-box>
        </draw:frame>
        <draw:frame presentation:style-name="pr11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<text:span text:style-name="T1">src/runtime/*</text:span> - Две ассемблерных функции <text:span text:style-name="T2">call_into_c()</text:span> и <text:span text:style-name="T2">call_into_lisp()</text:span> - для переключения ABI. Используются в частности для обработки сигналов;</text:p>
              </text:list-item>
              <text:list-item>
                <text:p><text:span text:style-name="T1">src/assembly/&lt;platform_name&gt;</text:span> - определения виртуальных операций;</text:p>
              </text:list-item>
              <text:list-item>
                <text:p><text:span text:style-name="T1">src/compiler/&lt;platform_name&gt;</text:span> - определения блоков виртуальных операций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Проблемы при портировании</text:p>
          </draw:text-box>
        </draw:frame>
        <draw:frame presentation:style-name="pr11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Сложность расчёта упаковки инструкций в машинные слова;</text:p>
              </text:list-item>
              <text:list-item>
                <text:p>Отсутствие детальной документации на C ABI для целевой платформы;</text:p>
              </text:list-item>
              <text:list-item>
                <text:p>Частично утеряна документация на SBCL internals;</text:p>
              </text:list-item>
              <text:list-item>
                <text:p>Отказ от использования кросс-компилятор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Благодарность</text:p>
          </draw:text-box>
        </draw:frame>
        <draw:frame presentation:style-name="pr11" draw:layer="layout" svg:width="25.199cm" svg:height="10.693cm" svg:x="1.4cm" svg:y="6.4cm" presentation:class="outline">
          <draw:text-box>
            <text:list text:style-name="L2">
              <text:list-item>
                <text:p>Charles Zhangg — разбор устройства проекта;</text:p>
              </text:list-item>
              <text:list-item>
                <text:p>Bruce O'Neel — разбор процедуры портирован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aseALT" presentation:presentation-page-layout-name="AL1T1">
        <draw:frame presentation:style-name="pr1" draw:layer="layout" svg:width="25.199cm" svg:height="3.506cm" svg:x="1.4cm" svg:y="15.2cm" presentation:class="title">
          <draw:text-box>
            <text:p>Спасибо за внимание!</text:p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beration Sans2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D1000005D95B54757413B737F2.jpg" xlink:type="simple" xlink:show="embed" xlink:actuate="onLoad"/>
    <draw:fill-image draw:name="Bitmap_20_4" draw:display-name="Bitmap 4" xlink:href="Pictures/10000000000007D0000005DC1C19A80258DEB7EC.jpg" xlink:type="simple" xlink:show="embed" xlink:actuate="onLoad"/>
    <draw:fill-image draw:name="Bitmap_20_5" draw:display-name="Bitmap 5" xlink:href="Pictures/10000000000007D0000005DC96D7AC0EDBD307ED.jpg" xlink:type="simple" xlink:show="embed" xlink:actuate="onLoad"/>
    <draw:fill-image draw:name="background" xlink:href="Pictures/10000000000007D0000005D8B779A48000E1AC7D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808080" draw:marker-start-width="0.2cm" draw:marker-start-center="false" draw:marker-end-width="0.2cm" draw:marker-end-center="false" draw:fill="none" draw:fill-color="#ffffff" draw:textarea-horizontal-align="justify" draw:textarea-vertical-align="middle" draw:auto-grow-height="false" fo:min-height="6.384cm" fo:min-width="24.399cm" fo:padding-top="0.12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2228b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true">
        <style:tab-stops/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Arial1" fo:font-family="Arial" style:font-pitch="variable" fo:font-size="5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1" style:font-family-asian="Arial" style:font-pitch-asian="variable" style:font-size-asian="55pt" style:language-asian="en" style:country-asian="GB" style:font-style-asian="normal" style:font-weight-asian="bold" style:font-name-complex="Arial1" style:font-family-complex="Arial" style:font-pitch-complex="variable" style:font-size-complex="55pt" style:language-complex="en" style:country-complex="GB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baseA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seALT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2" fo:font-family="'Liberation Sans'" style:font-style-name="Обычный" style:font-pitch="variable" fo:font-size="32pt" fo:text-shadow="none" fo:font-weight="bold" style:letter-kerning="true"/>
    </style:style>
    <style:style style:name="base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base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outline2" style:family="presentation" style:parent-style-name="baseALT-outline1">
      <style:paragraph-properties fo:margin-top="0.4cm" fo:margin-bottom="0cm"/>
      <style:text-properties fo:font-size="28pt" style:font-size-asian="28pt" style:font-size-complex="28pt"/>
    </style:style>
    <style:style style:name="baseALT-outline3" style:family="presentation" style:parent-style-name="baseALT-outline2">
      <style:paragraph-properties fo:margin-top="0.3cm" fo:margin-bottom="0cm"/>
      <style:text-properties fo:font-size="24pt" style:font-size-asian="24pt" style:font-size-complex="24pt"/>
    </style:style>
    <style:style style:name="baseALT-outline4" style:family="presentation" style:parent-style-name="baseALT-outline3">
      <style:paragraph-properties fo:margin-top="0.2cm" fo:margin-bottom="0cm"/>
      <style:text-properties fo:font-size="20pt" style:font-size-asian="20pt" style:font-size-complex="20pt"/>
    </style:style>
    <style:style style:name="baseALT-outline5" style:family="presentation" style:parent-style-name="baseALT-outline4">
      <style:paragraph-properties fo:margin-top="0.1cm" fo:margin-bottom="0cm"/>
      <style:text-properties fo:font-size="20pt" style:font-size-asian="20pt" style:font-size-complex="20pt"/>
    </style:style>
    <style:style style:name="baseALT-outline6" style:family="presentation" style:parent-style-name="baseALT-outline5">
      <style:paragraph-properties fo:margin-top="0.1cm" fo:margin-bottom="0cm"/>
      <style:text-properties fo:font-size="20pt" style:font-size-asian="20pt" style:font-size-complex="20pt"/>
    </style:style>
    <style:style style:name="baseALT-outline7" style:family="presentation" style:parent-style-name="baseALT-outline6">
      <style:paragraph-properties fo:margin-top="0.1cm" fo:margin-bottom="0cm"/>
      <style:text-properties fo:font-size="20pt" style:font-size-asian="20pt" style:font-size-complex="20pt"/>
    </style:style>
    <style:style style:name="baseALT-outline8" style:family="presentation" style:parent-style-name="baseALT-outline7">
      <style:paragraph-properties fo:margin-top="0.1cm" fo:margin-bottom="0cm"/>
      <style:text-properties fo:font-size="20pt" style:font-size-asian="20pt" style:font-size-complex="20pt"/>
    </style:style>
    <style:style style:name="baseALT-outline9" style:family="presentation" style:parent-style-name="baseALT-outline8">
      <style:paragraph-properties fo:margin-top="0.1cm" fo:margin-bottom="0cm"/>
      <style:text-properties fo:font-size="20pt" style:font-size-asian="20pt" style:font-size-complex="20pt"/>
    </style:style>
    <style:style style:name="baseALT-subtitle" style:family="presentation">
      <style:graphic-properties draw:stroke="none" draw:fill="none" draw:textarea-vertical-align="middle">
        <text:list-style style:name="base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title" style:family="presentation">
      <style:graphic-properties draw:stroke="none" draw:fill="none" draw:textarea-vertical-align="middle">
        <text:list-style style:name="base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aseALT1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1-outline1" style:family="presentation">
      <style:graphic-properties draw:stroke="none" draw:fill="none" draw:auto-grow-height="false" draw:fit-to-size="shrink-to-fit" style:shrink-to-fit="true">
        <text:list-style style:name="baseA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outline2" style:family="presentation" style:parent-style-name="baseALT1-outline1">
      <style:paragraph-properties fo:margin-top="0.4cm" fo:margin-bottom="0cm"/>
      <style:text-properties fo:font-size="28pt" style:font-size-asian="28pt" style:font-size-complex="28pt"/>
    </style:style>
    <style:style style:name="baseALT1-outline3" style:family="presentation" style:parent-style-name="baseALT1-outline2">
      <style:paragraph-properties fo:margin-top="0.3cm" fo:margin-bottom="0cm"/>
      <style:text-properties fo:font-size="24pt" style:font-size-asian="24pt" style:font-size-complex="24pt"/>
    </style:style>
    <style:style style:name="baseALT1-outline4" style:family="presentation" style:parent-style-name="baseALT1-outline3">
      <style:paragraph-properties fo:margin-top="0.2cm" fo:margin-bottom="0cm"/>
      <style:text-properties fo:font-size="20pt" style:font-size-asian="20pt" style:font-size-complex="20pt"/>
    </style:style>
    <style:style style:name="baseALT1-outline5" style:family="presentation" style:parent-style-name="baseALT1-outline4">
      <style:paragraph-properties fo:margin-top="0.1cm" fo:margin-bottom="0cm"/>
      <style:text-properties fo:font-size="20pt" style:font-size-asian="20pt" style:font-size-complex="20pt"/>
    </style:style>
    <style:style style:name="baseALT1-outline6" style:family="presentation" style:parent-style-name="baseALT1-outline5">
      <style:paragraph-properties fo:margin-top="0.1cm" fo:margin-bottom="0cm"/>
      <style:text-properties fo:font-size="20pt" style:font-size-asian="20pt" style:font-size-complex="20pt"/>
    </style:style>
    <style:style style:name="baseALT1-outline7" style:family="presentation" style:parent-style-name="baseALT1-outline6">
      <style:paragraph-properties fo:margin-top="0.1cm" fo:margin-bottom="0cm"/>
      <style:text-properties fo:font-size="20pt" style:font-size-asian="20pt" style:font-size-complex="20pt"/>
    </style:style>
    <style:style style:name="baseALT1-outline8" style:family="presentation" style:parent-style-name="baseALT1-outline7">
      <style:paragraph-properties fo:margin-top="0.1cm" fo:margin-bottom="0cm"/>
      <style:text-properties fo:font-size="20pt" style:font-size-asian="20pt" style:font-size-complex="20pt"/>
    </style:style>
    <style:style style:name="baseALT1-outline9" style:family="presentation" style:parent-style-name="baseALT1-outline8">
      <style:paragraph-properties fo:margin-top="0.1cm" fo:margin-bottom="0cm"/>
      <style:text-properties fo:font-size="20pt" style:font-size-asian="20pt" style:font-size-complex="20pt"/>
    </style:style>
    <style:style style:name="baseALT1-subtitle" style:family="presentation">
      <style:graphic-properties draw:stroke="none" draw:fill="none" draw:textarea-vertical-align="middle">
        <text:list-style style:name="baseA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title" style:family="presentation">
      <style:graphic-properties draw:stroke="none" draw:fill="none" draw:textarea-vertical-align="middle">
        <text:list-style style:name="baseA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baseALT2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2-outline1" style:family="presentation">
      <style:graphic-properties draw:stroke="none" draw:fill="none" draw:auto-grow-height="false" draw:fit-to-size="shrink-to-fit" style:shrink-to-fit="true">
        <text:list-style style:name="baseA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outline2" style:family="presentation" style:parent-style-name="baseALT2-outline1">
      <style:paragraph-properties fo:margin-top="0.4cm" fo:margin-bottom="0cm"/>
      <style:text-properties fo:font-size="28pt" style:font-size-asian="28pt" style:font-size-complex="28pt"/>
    </style:style>
    <style:style style:name="baseALT2-outline3" style:family="presentation" style:parent-style-name="baseALT2-outline2">
      <style:paragraph-properties fo:margin-top="0.3cm" fo:margin-bottom="0cm"/>
      <style:text-properties fo:font-size="24pt" style:font-size-asian="24pt" style:font-size-complex="24pt"/>
    </style:style>
    <style:style style:name="baseALT2-outline4" style:family="presentation" style:parent-style-name="baseALT2-outline3">
      <style:paragraph-properties fo:margin-top="0.2cm" fo:margin-bottom="0cm"/>
      <style:text-properties fo:font-size="20pt" style:font-size-asian="20pt" style:font-size-complex="20pt"/>
    </style:style>
    <style:style style:name="baseALT2-outline5" style:family="presentation" style:parent-style-name="baseALT2-outline4">
      <style:paragraph-properties fo:margin-top="0.1cm" fo:margin-bottom="0cm"/>
      <style:text-properties fo:font-size="20pt" style:font-size-asian="20pt" style:font-size-complex="20pt"/>
    </style:style>
    <style:style style:name="baseALT2-outline6" style:family="presentation" style:parent-style-name="baseALT2-outline5">
      <style:paragraph-properties fo:margin-top="0.1cm" fo:margin-bottom="0cm"/>
      <style:text-properties fo:font-size="20pt" style:font-size-asian="20pt" style:font-size-complex="20pt"/>
    </style:style>
    <style:style style:name="baseALT2-outline7" style:family="presentation" style:parent-style-name="baseALT2-outline6">
      <style:paragraph-properties fo:margin-top="0.1cm" fo:margin-bottom="0cm"/>
      <style:text-properties fo:font-size="20pt" style:font-size-asian="20pt" style:font-size-complex="20pt"/>
    </style:style>
    <style:style style:name="baseALT2-outline8" style:family="presentation" style:parent-style-name="baseALT2-outline7">
      <style:paragraph-properties fo:margin-top="0.1cm" fo:margin-bottom="0cm"/>
      <style:text-properties fo:font-size="20pt" style:font-size-asian="20pt" style:font-size-complex="20pt"/>
    </style:style>
    <style:style style:name="baseALT2-outline9" style:family="presentation" style:parent-style-name="baseALT2-outline8">
      <style:paragraph-properties fo:margin-top="0.1cm" fo:margin-bottom="0cm"/>
      <style:text-properties fo:font-size="20pt" style:font-size-asian="20pt" style:font-size-complex="20pt"/>
    </style:style>
    <style:style style:name="baseALT2-subtitle" style:family="presentation">
      <style:graphic-properties draw:stroke="none" draw:fill="none" draw:textarea-vertical-align="middle">
        <text:list-style style:name="baseA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title" style:family="presentation">
      <style:graphic-properties draw:stroke="none" draw:fill="none" draw:textarea-vertical-align="middle">
        <text:list-style style:name="baseA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baseALT3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3-outline1" style:family="presentation">
      <style:graphic-properties draw:stroke="none" draw:fill="none" draw:auto-grow-height="false" draw:fit-to-size="shrink-to-fit" style:shrink-to-fit="true">
        <text:list-style style:name="baseA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outline2" style:family="presentation" style:parent-style-name="baseALT3-outline1">
      <style:paragraph-properties fo:margin-top="0.4cm" fo:margin-bottom="0cm"/>
      <style:text-properties fo:font-size="28pt" style:font-size-asian="28pt" style:font-size-complex="28pt"/>
    </style:style>
    <style:style style:name="baseALT3-outline3" style:family="presentation" style:parent-style-name="baseALT3-outline2">
      <style:paragraph-properties fo:margin-top="0.3cm" fo:margin-bottom="0cm"/>
      <style:text-properties fo:font-size="24pt" style:font-size-asian="24pt" style:font-size-complex="24pt"/>
    </style:style>
    <style:style style:name="baseALT3-outline4" style:family="presentation" style:parent-style-name="baseALT3-outline3">
      <style:paragraph-properties fo:margin-top="0.2cm" fo:margin-bottom="0cm"/>
      <style:text-properties fo:font-size="20pt" style:font-size-asian="20pt" style:font-size-complex="20pt"/>
    </style:style>
    <style:style style:name="baseALT3-outline5" style:family="presentation" style:parent-style-name="baseALT3-outline4">
      <style:paragraph-properties fo:margin-top="0.1cm" fo:margin-bottom="0cm"/>
      <style:text-properties fo:font-size="20pt" style:font-size-asian="20pt" style:font-size-complex="20pt"/>
    </style:style>
    <style:style style:name="baseALT3-outline6" style:family="presentation" style:parent-style-name="baseALT3-outline5">
      <style:paragraph-properties fo:margin-top="0.1cm" fo:margin-bottom="0cm"/>
      <style:text-properties fo:font-size="20pt" style:font-size-asian="20pt" style:font-size-complex="20pt"/>
    </style:style>
    <style:style style:name="baseALT3-outline7" style:family="presentation" style:parent-style-name="baseALT3-outline6">
      <style:paragraph-properties fo:margin-top="0.1cm" fo:margin-bottom="0cm"/>
      <style:text-properties fo:font-size="20pt" style:font-size-asian="20pt" style:font-size-complex="20pt"/>
    </style:style>
    <style:style style:name="baseALT3-outline8" style:family="presentation" style:parent-style-name="baseALT3-outline7">
      <style:paragraph-properties fo:margin-top="0.1cm" fo:margin-bottom="0cm"/>
      <style:text-properties fo:font-size="20pt" style:font-size-asian="20pt" style:font-size-complex="20pt"/>
    </style:style>
    <style:style style:name="baseALT3-outline9" style:family="presentation" style:parent-style-name="baseALT3-outline8">
      <style:paragraph-properties fo:margin-top="0.1cm" fo:margin-bottom="0cm"/>
      <style:text-properties fo:font-size="20pt" style:font-size-asian="20pt" style:font-size-complex="20pt"/>
    </style:style>
    <style:style style:name="baseALT3-subtitle" style:family="presentation">
      <style:graphic-properties draw:stroke="none" draw:fill="none" draw:textarea-vertical-align="middle">
        <text:list-style style:name="baseA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title" style:family="presentation">
      <style:graphic-properties draw:stroke="none" draw:fill="none" draw:textarea-vertical-align="middle">
        <text:list-style style:name="baseA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4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eA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baseA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aseALT1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eALT1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eALT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eALT2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eALT2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eALT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aseALT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aseALT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aseALT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text:list-style style:name="ML1">
      <text:list-level-style-number text:level="1" style:num-format="">
        <style:list-level-properties/>
        <style:text-properties fo:color="#2222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eALT" style:page-layout-name="PM1" draw:style-name="Mdp1">
      <draw:frame presentation:style-name="baseALT-title" draw:layer="backgroundobjects" svg:width="25.199cm" svg:height="3.506cm" svg:x="1.4cm" svg:y="15.2cm" presentation:class="title" presentation:placeholder="true">
        <draw:text-box/>
      </draw:frame>
      <draw:frame presentation:style-name="baseALT-outline1" draw:layer="backgroundobjects" svg:width="16.999cm" svg:height="12.6cm" svg:x="9.6cm" svg:y="1.6cm" presentation:class="outline" presentation:placeholder="true">
        <draw:text-box/>
      </draw:frame>
      <presentation:notes style:page-layout-name="PM0">
        <draw:page-thumbnail presentation:style-name="baseALT-title" draw:layer="backgroundobjects" svg:width="14.848cm" svg:height="11.136cm" svg:x="3.075cm" svg:y="2.257cm" presentation:class="page"/>
        <draw:frame presentation:style-name="baseA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1" style:page-layout-name="PM1" draw:style-name="Mdp2">
      <draw:frame presentation:style-name="baseALT1-title" draw:layer="backgroundobjects" svg:width="19.399cm" svg:height="3.506cm" svg:x="7.2cm" svg:y="1cm" presentation:class="title" presentation:placeholder="true">
        <draw:text-box/>
      </draw:frame>
      <draw:frame presentation:style-name="baseALT1-outline1" draw:layer="backgroundobjects" svg:width="25.199cm" svg:height="10.693cm" svg:x="1.4cm" svg:y="6.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1-title" draw:layer="backgroundobjects" svg:width="14.848cm" svg:height="11.136cm" svg:x="3.075cm" svg:y="2.257cm" presentation:class="page"/>
        <draw:frame presentation:style-name="baseALT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2" style:page-layout-name="PM1" draw:style-name="Mdp3">
      <draw:frame presentation:style-name="baseALT2-title" draw:layer="backgroundobjects" svg:width="19.599cm" svg:height="3.6cm" svg:x="7cm" svg:y="1.4cm" presentation:class="title" presentation:placeholder="true">
        <draw:text-box/>
      </draw:frame>
      <draw:frame presentation:style-name="baseALT2-outline1" draw:layer="backgroundobjects" svg:width="25.199cm" svg:height="10.693cm" svg:x="1.4cm" svg:y="6.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2-title" draw:layer="backgroundobjects" svg:width="14.848cm" svg:height="11.136cm" svg:x="3.075cm" svg:y="2.257cm" presentation:class="page"/>
        <draw:frame presentation:style-name="baseALT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3" style:page-layout-name="PM1" draw:style-name="Mdp4">
      <draw:frame presentation:style-name="baseALT3-title" draw:layer="backgroundobjects" svg:width="19.599cm" svg:height="3.6cm" svg:x="7.001cm" svg:y="1.4cm" presentation:class="title" presentation:placeholder="true">
        <draw:text-box/>
      </draw:frame>
      <draw:frame presentation:style-name="baseALT3-outline1" draw:layer="backgroundobjects" svg:width="25.199cm" svg:height="10.693cm" svg:x="1.4cm" svg:y="6.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3-title" draw:layer="backgroundobjects" svg:width="14.848cm" svg:height="11.136cm" svg:x="3.075cm" svg:y="2.257cm" presentation:class="page"/>
        <draw:frame presentation:style-name="baseALT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5:20:54.297228199</meta:creation-date>
    <meta:editing-duration>PT3H47M4S</meta:editing-duration>
    <meta:editing-cycles>22</meta:editing-cycles>
    <meta:generator>LibreOffice/6.2.4.2.0$Linux_X86_64 LibreOffice_project/20$Build-2</meta:generator>
    <dc:title>baseALT</dc:title>
    <dc:date>2019-09-25T15:19:41.184254648</dc:date>
    <meta:document-statistic meta:object-count="86"/>
  </office:meta>
</office:document-meta>
</file>